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middle" style:cell-protect="protected"/>
    </style:style>
    <style:style style:name="ce4" style:family="table-cell" style:parent-style-name="Default" style:data-style-name="N4">
      <style:table-cell-properties style:vertical-align="middle" style:cell-protect="protected"/>
    </style:style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umero_pedido</text:p>
          </table:table-cell>
          <table:table-cell office:value-type="string" table:style-name="ce1">
            <text:p>codigo_cliente</text:p>
          </table:table-cell>
          <table:table-cell office:value-type="string" table:style-name="ce2">
            <text:p>fecha_pedido</text:p>
          </table:table-cell>
          <table:table-cell office:value-type="string" table:style-name="ce1">
            <text:p>forma_pago</text:p>
          </table:table-cell>
          <table:table-cell office:value-type="string" table:style-name="ce1">
            <text:p>descuento</text:p>
          </table:table-cell>
          <table:table-cell office:value-type="string" table:style-name="ce1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0-03-11T00:00:00" table:style-name="ce3">
            <text:p>2000-03-11</text:p>
          </table:table-cell>
          <table:table-cell office:value-type="string" table:style-name="ce1">
            <text:p>CONTADO</text:p>
          </table:table-cell>
          <table:table-cell office:value-type="float" office:value="0.02" table:style-name="ce4">
            <text:p>0.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3" table:style-name="ce1">
            <text:p>23</text:p>
          </table:table-cell>
          <table:table-cell office:value-type="date" office:date-value="2000-03-18T00:00:00" table:style-name="ce3">
            <text:p>2000-03-18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4">
            <text:p>0.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5" table:style-name="ce1">
            <text:p>25</text:p>
          </table:table-cell>
          <table:table-cell office:value-type="date" office:date-value="2000-03-31T00:00:00" table:style-name="ce3">
            <text:p>2000-03-31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4">
            <text:p>0.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date" office:date-value="2000-04-12T00:00:00" table:style-name="ce3">
            <text:p>2000-04-1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0-04-15T00:00:00" table:style-name="ce3">
            <text:p>2000-04-15</text:p>
          </table:table-cell>
          <table:table-cell office:value-type="string" table:style-name="ce1">
            <text:p>TARJETA</text:p>
          </table:table-cell>
          <table:table-cell office:value-type="float" office:value="0.02" table:style-name="ce4">
            <text:p>0.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1" table:style-name="ce1">
            <text:p>21</text:p>
          </table:table-cell>
          <table:table-cell office:value-type="date" office:date-value="2000-04-21T00:00:00" table:style-name="ce3">
            <text:p>2000-04-21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.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date" office:date-value="2001-05-01T00:00:00" table:style-name="ce3">
            <text:p>2001-05-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4">
            <text:p>0.0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date" office:date-value="2001-05-19T00:00:00" table:style-name="ce3">
            <text:p>2001-05-19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4">
            <text:p>0.0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3" table:style-name="ce1">
            <text:p>13</text:p>
          </table:table-cell>
          <table:table-cell office:value-type="date" office:date-value="2000-04-30T00:00:00" table:style-name="ce3">
            <text:p>2000-04-30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4">
            <text:p>0.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5" table:style-name="ce1">
            <text:p>25</text:p>
          </table:table-cell>
          <table:table-cell office:value-type="date" office:date-value="2001-05-11T00:00:00" table:style-name="ce3">
            <text:p>2001-05-11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4">
            <text:p>0.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date" office:date-value="2002-05-22T00:00:00" table:style-name="ce3">
            <text:p>2002-05-2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6" table:style-name="ce1">
            <text:p>16</text:p>
          </table:table-cell>
          <table:table-cell office:value-type="date" office:date-value="2001-05-28T00:00:00" table:style-name="ce3">
            <text:p>2001-05-28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4">
            <text:p>0.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office:value-type="date" office:date-value="2000-05-31T00:00:00" table:style-name="ce3">
            <text:p>2000-05-31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4">
            <text:p>0.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8" table:style-name="ce1">
            <text:p>18</text:p>
          </table:table-cell>
          <table:table-cell office:value-type="date" office:date-value="2000-06-02T00:00:00" table:style-name="ce3">
            <text:p>2000-06-02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.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1-06-04T00:00:00" table:style-name="ce3">
            <text:p>2001-06-04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0-06-06T00:00:00" table:style-name="ce3">
            <text:p>2000-06-06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.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8" table:style-name="ce1">
            <text:p>28</text:p>
          </table:table-cell>
          <table:table-cell office:value-type="date" office:date-value="2000-06-08T00:00:00" table:style-name="ce3">
            <text:p>2000-06-08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.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1-04-02T00:00:00" table:style-name="ce3">
            <text:p>2001-04-02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4">
            <text:p>0.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date" office:date-value="2000-08-15T00:00:00" table:style-name="ce3">
            <text:p>2000-08-15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.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0-06-08T00:00:00" table:style-name="ce3">
            <text:p>2000-06-08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4">
            <text:p>0.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date" office:date-value="2001-06-20T00:00:00" table:style-name="ce3">
            <text:p>2001-06-20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4">
            <text:p>0.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6" table:style-name="ce1">
            <text:p>26</text:p>
          </table:table-cell>
          <table:table-cell office:value-type="date" office:date-value="2002-06-23T00:00:00" table:style-name="ce3">
            <text:p>2002-06-23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4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6" table:style-name="ce1">
            <text:p>26</text:p>
          </table:table-cell>
          <table:table-cell office:value-type="date" office:date-value="2001-06-30T00:00:00" table:style-name="ce3">
            <text:p>2001-06-3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.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4" table:style-name="ce1">
            <text:p>24</text:p>
          </table:table-cell>
          <table:table-cell office:value-type="date" office:date-value="2001-07-02T00:00:00" table:style-name="ce3">
            <text:p>2001-07-02</text:p>
          </table:table-cell>
          <table:table-cell office:value-type="string" table:style-name="ce1">
            <text:p>TARJETA</text:p>
          </table:table-cell>
          <table:table-cell office:value-type="float" office:value="0.03" table:style-name="ce4">
            <text:p>0.0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0" table:style-name="ce1">
            <text:p>20</text:p>
          </table:table-cell>
          <table:table-cell office:value-type="date" office:date-value="2001-07-08T00:00:00" table:style-name="ce3">
            <text:p>2001-07-08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4">
            <text:p>0.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date" office:date-value="2002-07-12T00:00:00" table:style-name="ce3">
            <text:p>2002-07-12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4">
            <text:p>0.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2-07-15T00:00:00" table:style-name="ce3">
            <text:p>2002-07-15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1-07-18T00:00:00" table:style-name="ce3">
            <text:p>2001-07-18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2-07-20T00:00:00" table:style-name="ce3">
            <text:p>2002-07-20</text:p>
          </table:table-cell>
          <table:table-cell office:value-type="string" table:style-name="ce1">
            <text:p>APLAZADO</text:p>
          </table:table-cell>
          <table:table-cell office:value-type="float" office:value="0.04" table:style-name="ce4">
            <text:p>0.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2-07-22T00:00:00" table:style-name="ce3">
            <text:p>2002-07-22</text:p>
          </table:table-cell>
          <table:table-cell office:value-type="string" table:style-name="ce1">
            <text:p>TARJETA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1" table:style-name="ce1">
            <text:p>31</text:p>
          </table:table-cell>
          <table:table-cell office:value-type="date" office:date-value="2002-07-25T00:00:00" table:style-name="ce3">
            <text:p>2002-07-25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.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0-07-31T00:00:00" table:style-name="ce3">
            <text:p>2000-07-31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.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8" table:style-name="ce1">
            <text:p>18</text:p>
          </table:table-cell>
          <table:table-cell office:value-type="date" office:date-value="2002-08-30T00:00:00" table:style-name="ce3">
            <text:p>2002-08-30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4">
            <text:p>0.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8" table:style-name="ce1">
            <text:p>28</text:p>
          </table:table-cell>
          <table:table-cell office:value-type="date" office:date-value="2002-09-02T00:00:00" table:style-name="ce3">
            <text:p>2002-09-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4">
            <text:p>0.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2-09-05T00:00:00" table:style-name="ce3">
            <text:p>2002-09-05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.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2-09-05T00:00:00" table:style-name="ce3">
            <text:p>2002-09-05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.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8" table:style-name="ce1">
            <text:p>28</text:p>
          </table:table-cell>
          <table:table-cell office:value-type="date" office:date-value="2000-09-10T00:00:00" table:style-name="ce3">
            <text:p>2000-09-1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4">
            <text:p>0.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08-18T00:00:00" table:style-name="ce3">
            <text:p>2002-08-18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.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1-08-02T00:00:00" table:style-name="ce3">
            <text:p>2001-08-0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09-17T00:00:00" table:style-name="ce3">
            <text:p>2002-09-17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.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09-30T00:00:00" table:style-name="ce3">
            <text:p>2002-09-30</text:p>
          </table:table-cell>
          <table:table-cell office:value-type="string" table:style-name="ce1">
            <text:p>TARJETA</text:p>
          </table:table-cell>
          <table:table-cell office:value-type="float" office:value="0.12" table:style-name="ce4">
            <text:p>0.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10-19T00:00:00" table:style-name="ce3">
            <text:p>2002-10-19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.0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0-10-28T00:00:00" table:style-name="ce3">
            <text:p>2000-10-28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0-12-12T00:00:00" table:style-name="ce3">
            <text:p>2000-12-1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date" office:date-value="2002-12-23T00:00:00" table:style-name="ce3">
            <text:p>2002-12-23</text:p>
          </table:table-cell>
          <table:table-cell office:value-type="string" table:style-name="ce1">
            <text:p>TARJETA</text:p>
          </table:table-cell>
          <table:table-cell office:value-type="float" office:value="0.04" table:style-name="ce4">
            <text:p>0.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1-12-24T00:00:00" table:style-name="ce3">
            <text:p>2001-12-24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4">
            <text:p>0.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1-12-27T00:00:00" table:style-name="ce3">
            <text:p>2001-12-27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4">
            <text:p>0.0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date" office:date-value="2001-01-12T00:00:00" table:style-name="ce3">
            <text:p>2001-01-1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date" office:date-value="2001-01-24T00:00:00" table:style-name="ce3">
            <text:p>2001-01-24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.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1-01-01T00:00:00" table:style-name="ce3">
            <text:p>2001-01-01</text:p>
          </table:table-cell>
          <table:table-cell office:value-type="string" table:style-name="ce1">
            <text:p>APLAZADO</text:p>
          </table:table-cell>
          <table:table-cell office:value-type="float" office:value="0.09" table:style-name="ce4">
            <text:p>0.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2-08-10T00:00:00" table:style-name="ce3">
            <text:p>2002-08-10</text:p>
          </table:table-cell>
          <table:table-cell office:value-type="string" table:style-name="ce1">
            <text:p>TARJETA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2-03-27T00:00:00" table:style-name="ce3">
            <text:p>2002-03-27</text:p>
          </table:table-cell>
          <table:table-cell office:value-type="string" table:style-name="ce1">
            <text:p>TARJETA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  <table:named-expressions>
        <table:named-range table:name="PEDIDOS" table:cell-range-address="pedidos.$A$1:pedidos.$F$53" table:base-cell-address="pedidos.$A$1"/>
      </table:named-expressions>
      <table:database-ranges>
        <table:database-range table:target-range-address="pedidos.A1:pedidos.F5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IRO RAMOS</meta:initial-creator>
    <dc:creator>USA</dc:creator>
    <meta:creation-date>2021-05-16T11:37:50Z</meta:creation-date>
    <dc:date>2021-06-13T17:26:01Z</dc:date>
  </office:meta>
</office:document-meta>
</file>